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E509C7A2746E2E0C68.png" manifest:media-type="image/png"/>
  <manifest:file-entry manifest:full-path="Pictures/1000020100000384000002E5686EB404DA1E1A64.png" manifest:media-type="image/png"/>
  <manifest:file-entry manifest:full-path="Pictures/1000020100000384000002E530568ECF0DE220B3.png" manifest:media-type="image/png"/>
  <manifest:file-entry manifest:full-path="Pictures/1000020100000513000002E51A19BF2C2A0600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6dcd" officeooo:paragraph-rsid="00116dcd"/>
    </style:style>
    <style:style style:name="P2" style:family="paragraph" style:parent-style-name="Standard">
      <style:text-properties officeooo:rsid="0013bd15" officeooo:paragraph-rsid="0013bd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Lab # 3</text:p>
      <text:p text:style-name="Standard"><draw:frame draw:style-name="fr1" draw:name="Image4" text:anchor-type="paragraph" svg:x="0.898in" svg:y="0.1563in" svg:width="4.8382in" svg:height="3.9835in" draw:z-index="0"><draw:image xlink:href="Pictures/1000020100000384000002E530568ECF0DE220B3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width="5.5571in" svg:height="3.1693in" draw:z-index="1"><draw:image xlink:href="Pictures/1000020100000513000002E51A19BF2C2A06002F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1.2602in" svg:y="0.322in" svg:width="5.0673in" svg:height="4.172in" draw:z-index="2"><draw:image xlink:href="Pictures/1000020100000384000002E5686EB404DA1E1A64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File2:</text:p>
      <text:p text:style-name="Standard"/>
      <text:p text:style-name="Standard"><draw:frame draw:style-name="fr1" draw:name="Image1" text:anchor-type="paragraph" svg:x="0.9654in" svg:y="0.1563in" svg:width="5.5571in" svg:height="3.1693in" draw:z-index="3"><draw:image xlink:href="Pictures/1000020100000513000002E51A19BF2C2A06002F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6252in" svg:y="0.8028in" svg:width="5.5984in" svg:height="4.6098in" draw:z-index="4"><draw:image xlink:href="Pictures/1000020100000384000002E509C7A2746E2E0C68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1:09:18.115593812</meta:creation-date>
    <meta:generator>LibreOffice/6.0.7.3$Linux_X86_64 LibreOffice_project/00m0$Build-3</meta:generator>
    <dc:date>2019-09-30T11:18:13.627403751</dc:date>
    <meta:editing-duration>PT8M55S</meta:editing-duration>
    <meta:editing-cycles>2</meta:editing-cycles>
    <meta:document-statistic meta:table-count="0" meta:image-count="5" meta:object-count="0" meta:page-count="3" meta:paragraph-count="2" meta:word-count="4" meta:character-count="13" meta:non-whitespace-character-count="11"/>
  </office:meta>
</office:document-meta>
</file>